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3" style:family="paragraph" style:parent-style-name="Standard">
      <style:paragraph-properties fo:break-before="page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Heading_20_1">
      <style:paragraph-properties fo:break-before="page"/>
    </style:style>
    <style:style style:name="P6" style:family="paragraph" style:parent-style-name="Contents_20_Heading">
      <style:paragraph-properties fo:break-before="page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6">Оглавление</text:p>
          </text:index-title>
          <text:p text:style-name="P1">Аннотация<text:tab/>4</text:p>
          <text:p text:style-name="P2"><text:s/>Русский<text:tab/>4</text:p>
          <text:p text:style-name="P2"><text:s/>Английский<text:tab/>4</text:p>
          <text:p text:style-name="P1">Обоснование актуальности темы и постановка задачи<text:tab/>5</text:p>
          <text:p text:style-name="P1">Обзор литературы по теме<text:tab/>6</text:p>
          <text:p text:style-name="P1">Обоснование выбора методик и аппарата исследования<text:tab/>7</text:p>
          <text:p text:style-name="P1">Основная часть<text:tab/>8</text:p>
          <text:p text:style-name="P1">Результаты<text:tab/>9</text:p>
          <text:p text:style-name="P1">Заключение<text:tab/>10</text:p>
          <text:p text:style-name="P2"><text:s/>Степень проработки<text:tab/>10</text:p>
          <text:p text:style-name="P2"><text:s/>Перспективы<text:tab/>10</text:p>
          <text:p text:style-name="P1">Список литературы<text:tab/>11</text:p>
        </text:index-body>
      </text:table-of-content>
      <text:h text:style-name="Heading_20_1" text:outline-level="1"><text:span text:style-name="T2"/></text:h>
      <text:h text:style-name="P5" text:outline-level="1"><text:span text:style-name="T2">А</text:span>ннотация</text:h>
      <text:h text:style-name="Heading_20_2" text:outline-level="2"><text:tab/>Русский</text:h>
      <text:h text:style-name="Heading_20_2" text:outline-level="2"><text:tab/>Английский</text:h>
      <text:h text:style-name="Heading_20_1" text:outline-level="1"/>
      <text:h text:style-name="P5" text:outline-level="1">Обоснование актуальности темы и постановка задачи</text:h>
      <text:h text:style-name="Heading_20_1" text:outline-level="1"/>
      <text:h text:style-name="P5" text:outline-level="1">Обзор литературы по теме</text:h>
      <text:h text:style-name="Heading_20_1" text:outline-level="1"/>
      <text:h text:style-name="P5" text:outline-level="1">Обоснование выбора методик и аппарата исследования</text:h>
      <text:h text:style-name="Heading_20_1" text:outline-level="1"/>
      <text:h text:style-name="P5" text:outline-level="1">Основная часть</text:h>
      <text:h text:style-name="Heading_20_1" text:outline-level="1"><text:span text:style-name="T2"/></text:h>
      <text:h text:style-name="P5" text:outline-level="1"><text:span text:style-name="T2">Р</text:span>езультаты</text:h>
      <text:h text:style-name="Heading_20_1" text:outline-level="1"/>
      <text:h text:style-name="P5" text:outline-level="1">Заключение</text:h>
      <text:h text:style-name="Heading_20_2" text:outline-level="2"><text:tab/>Степень проработки</text:h>
      <text:h text:style-name="Heading_20_2" text:outline-level="2"><text:tab/>Перспективы</text:h>
      <text:h text:style-name="Heading_20_1" text:outline-level="1"/>
      <text:h text:style-name="P5" text:outline-level="1">Список литературы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language="en" fo:country="US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- </text:span><text:page-number text:select-page="current">5</text:page-number> <text:span text:style-name="MT1">-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31T15:12:27.37</meta:creation-date>
    <dc:date>2009-05-31T15:16:12.42</dc:date>
    <meta:editing-duration>PT00H03M42S</meta:editing-duration>
    <meta:editing-cycles>7</meta:editing-cycles>
    <meta:generator>OpenOffice.org/3.0$Win32 OpenOffice.org_project/300m9$Build-9358</meta:generator>
    <meta:document-statistic meta:table-count="0" meta:image-count="0" meta:object-count="0" meta:page-count="11" meta:paragraph-count="26" meta:word-count="72" meta:character-count="509"/>
  </office:meta>
</office:document-meta>
</file>